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72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mple2_rand" table:style-name="ta1">
        <table:shapes>
          <draw:frame draw:z-index="0" draw:style-name="gr1" draw:text-style-name="P1" svg:width="286.58pt" svg:height="227.4pt" svg:x="463.44pt" svg:y="36.91pt">
            <loext:p draw:notify-on-update-of-ranges="sample2_rand.A2:sample2_rand.A101 sample2_rand.B1:sample2_rand.B1 sample2_rand.B2:sample2_rand.B101 sample2_rand.A2:sample2_rand.A101 sample2_rand.C1:sample2_rand.C1 sample2_rand.C2:sample2_rand.C101 sample2_rand.A2:sample2_rand.A101 sample2_rand.D1:sample2_rand.D1 sample2_rand.D2:sample2_rand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mz5</text:p>
          </table:table-cell>
          <table:table-cell office:value-type="string" calcext:value-type="string">
            <text:p>mzML</text:p>
          </table:table-cell>
          <table:table-cell office:value-type="string" calcext:value-type="string">
            <text:p>mzTree</text:p>
          </table:table-cell>
          <table:table-cell office:value-type="string" calcext:value-type="string">
            <text:p>mzTree-batched</text:p>
          </table:table-cell>
          <table:table-cell office:value-type="string" calcext:value-type="string">
            <text:p>mzTree-summ</text:p>
          </table:table-cell>
        </table:table-row>
        <table:table-row table:style-name="ro1">
          <table:table-cell office:value-type="float" office:value="66120" calcext:value-type="float">
            <text:p>66120</text:p>
          </table:table-cell>
          <table:table-cell office:value-type="float" office:value="0.0994797370003653" calcext:value-type="float">
            <text:p>0.099479737000365</text:p>
          </table:table-cell>
          <table:table-cell office:value-type="float" office:value="0.150284732999353" calcext:value-type="float">
            <text:p>0.15028473299935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27" calcext:value-type="float">
            <text:p>0.927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float" office:value="275622" calcext:value-type="float">
            <text:p>275622</text:p>
          </table:table-cell>
          <table:table-cell office:value-type="float" office:value="0.0669832559997303" calcext:value-type="float">
            <text:p>0.06698325599973</text:p>
          </table:table-cell>
          <table:table-cell office:value-type="float" office:value="0.158366095000019" calcext:value-type="float">
            <text:p>0.158366095000019</text:p>
          </table:table-cell>
          <table:table-cell office:value-type="float" office:value="1.262" calcext:value-type="float">
            <text:p>1.262</text:p>
          </table:table-cell>
          <table:table-cell office:value-type="float" office:value="1.421" calcext:value-type="float">
            <text:p>1.421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21232" calcext:value-type="float">
            <text:p>21232</text:p>
          </table:table-cell>
          <table:table-cell office:value-type="float" office:value="0.0666379560007044" calcext:value-type="float">
            <text:p>0.066637956000704</text:p>
          </table:table-cell>
          <table:table-cell office:value-type="float" office:value="0.17184827300116" calcext:value-type="float">
            <text:p>0.17184827300116</text:p>
          </table:table-cell>
          <table:table-cell office:value-type="float" office:value="0.858" calcext:value-type="float">
            <text:p>0.858</text:p>
          </table:table-cell>
          <table:table-cell office:value-type="float" office:value="0.15" calcext:value-type="float">
            <text:p>0.15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float" office:value="43599" calcext:value-type="float">
            <text:p>43599</text:p>
          </table:table-cell>
          <table:table-cell office:value-type="float" office:value="0.0623130210005911" calcext:value-type="float">
            <text:p>0.062313021000591</text:p>
          </table:table-cell>
          <table:table-cell office:value-type="float" office:value="0.148393298999508" calcext:value-type="float">
            <text:p>0.148393298999508</text:p>
          </table:table-cell>
          <table:table-cell office:value-type="float" office:value="0.84" calcext:value-type="float">
            <text:p>0.8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0.0624704399997427" calcext:value-type="float">
            <text:p>0.062470439999743</text:p>
          </table:table-cell>
          <table:table-cell office:value-type="float" office:value="0.151016154999525" calcext:value-type="float">
            <text:p>0.151016154999525</text:p>
          </table:table-cell>
          <table:table-cell office:value-type="float" office:value="0.684" calcext:value-type="float">
            <text:p>0.684</text:p>
          </table:table-cell>
          <table:table-cell office:value-type="float" office:value="0.273" calcext:value-type="float">
            <text:p>0.27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1">
          <table:table-cell office:value-type="float" office:value="50414" calcext:value-type="float">
            <text:p>50414</text:p>
          </table:table-cell>
          <table:table-cell office:value-type="float" office:value="0.0631973750005272" calcext:value-type="float">
            <text:p>0.063197375000527</text:p>
          </table:table-cell>
          <table:table-cell office:value-type="float" office:value="0.154292305000126" calcext:value-type="float">
            <text:p>0.154292305000126</text:p>
          </table:table-cell>
          <table:table-cell office:value-type="float" office:value="0.831" calcext:value-type="float">
            <text:p>0.83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52211" calcext:value-type="float">
            <text:p>52211</text:p>
          </table:table-cell>
          <table:table-cell office:value-type="float" office:value="0.0640137400005187" calcext:value-type="float">
            <text:p>0.064013740000519</text:p>
          </table:table-cell>
          <table:table-cell office:value-type="float" office:value="0.151008016999185" calcext:value-type="float">
            <text:p>0.15100801699918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29021" calcext:value-type="float">
            <text:p>29021</text:p>
          </table:table-cell>
          <table:table-cell office:value-type="float" office:value="0.0637331689995335" calcext:value-type="float">
            <text:p>0.063733168999534</text:p>
          </table:table-cell>
          <table:table-cell office:value-type="float" office:value="0.151510009000049" calcext:value-type="float">
            <text:p>0.151510009000049</text:p>
          </table:table-cell>
          <table:table-cell office:value-type="float" office:value="0.56" calcext:value-type="float">
            <text:p>0.5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79045" calcext:value-type="float">
            <text:p>79045</text:p>
          </table:table-cell>
          <table:table-cell office:value-type="float" office:value="0.0634840029997577" calcext:value-type="float">
            <text:p>0.063484002999758</text:p>
          </table:table-cell>
          <table:table-cell office:value-type="float" office:value="0.148669570000493" calcext:value-type="float">
            <text:p>0.148669570000493</text:p>
          </table:table-cell>
          <table:table-cell office:value-type="float" office:value="0.907" calcext:value-type="float">
            <text:p>0.907</text:p>
          </table:table-cell>
          <table:table-cell office:value-type="float" office:value="0.175" calcext:value-type="float">
            <text:p>0.17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625896" calcext:value-type="float">
            <text:p>625896</text:p>
          </table:table-cell>
          <table:table-cell office:value-type="float" office:value="0.0646572490004473" calcext:value-type="float">
            <text:p>0.064657249000447</text:p>
          </table:table-cell>
          <table:table-cell office:value-type="float" office:value="0.158892497000124" calcext:value-type="float">
            <text:p>0.158892497000124</text:p>
          </table:table-cell>
          <table:table-cell office:value-type="float" office:value="1.717" calcext:value-type="float">
            <text:p>1.717</text:p>
          </table:table-cell>
          <table:table-cell office:value-type="float" office:value="0.56" calcext:value-type="float">
            <text:p>0.5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250942" calcext:value-type="float">
            <text:p>250942</text:p>
          </table:table-cell>
          <table:table-cell office:value-type="float" office:value="0.0664014670001052" calcext:value-type="float">
            <text:p>0.066401467000105</text:p>
          </table:table-cell>
          <table:table-cell office:value-type="float" office:value="0.148225938999531" calcext:value-type="float">
            <text:p>0.148225938999531</text:p>
          </table:table-cell>
          <table:table-cell office:value-type="float" office:value="1.124" calcext:value-type="float">
            <text:p>1.124</text:p>
          </table:table-cell>
          <table:table-cell office:value-type="float" office:value="0.265" calcext:value-type="float">
            <text:p>0.26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47724" calcext:value-type="float">
            <text:p>47724</text:p>
          </table:table-cell>
          <table:table-cell office:value-type="float" office:value="0.0664838209995651" calcext:value-type="float">
            <text:p>0.066483820999565</text:p>
          </table:table-cell>
          <table:table-cell office:value-type="float" office:value="0.151226706000671" calcext:value-type="float">
            <text:p>0.151226706000671</text:p>
          </table:table-cell>
          <table:table-cell office:value-type="float" office:value="0.911" calcext:value-type="float">
            <text:p>0.91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05329" calcext:value-type="float">
            <text:p>105329</text:p>
          </table:table-cell>
          <table:table-cell office:value-type="float" office:value="0.0688189550000971" calcext:value-type="float">
            <text:p>0.068818955000097</text:p>
          </table:table-cell>
          <table:table-cell office:value-type="float" office:value="0.172241044001566" calcext:value-type="float">
            <text:p>0.172241044001566</text:p>
          </table:table-cell>
          <table:table-cell office:value-type="float" office:value="1.035" calcext:value-type="float">
            <text:p>1.03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float" office:value="0.0652511250009411" calcext:value-type="float">
            <text:p>0.065251125000941</text:p>
          </table:table-cell>
          <table:table-cell office:value-type="float" office:value="0.152816167999845" calcext:value-type="float">
            <text:p>0.152816167999845</text:p>
          </table:table-cell>
          <table:table-cell office:value-type="float" office:value="0.155" calcext:value-type="float">
            <text:p>0.155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30748" calcext:value-type="float">
            <text:p>30748</text:p>
          </table:table-cell>
          <table:table-cell office:value-type="float" office:value="0.0639480450008705" calcext:value-type="float">
            <text:p>0.063948045000871</text:p>
          </table:table-cell>
          <table:table-cell office:value-type="float" office:value="0.149725938999836" calcext:value-type="float">
            <text:p>0.149725938999836</text:p>
          </table:table-cell>
          <table:table-cell office:value-type="float" office:value="0.794" calcext:value-type="float">
            <text:p>0.79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83974" calcext:value-type="float">
            <text:p>83974</text:p>
          </table:table-cell>
          <table:table-cell office:value-type="float" office:value="0.0621454089996405" calcext:value-type="float">
            <text:p>0.062145408999641</text:p>
          </table:table-cell>
          <table:table-cell office:value-type="float" office:value="0.152318608999849" calcext:value-type="float">
            <text:p>0.152318608999849</text:p>
          </table:table-cell>
          <table:table-cell office:value-type="float" office:value="0.735" calcext:value-type="float">
            <text:p>0.735</text:p>
          </table:table-cell>
          <table:table-cell office:value-type="float" office:value="0.057" calcext:value-type="float">
            <text:p>0.057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116895" calcext:value-type="float">
            <text:p>116895</text:p>
          </table:table-cell>
          <table:table-cell office:value-type="float" office:value="0.064278664000085" calcext:value-type="float">
            <text:p>0.064278664000085</text:p>
          </table:table-cell>
          <table:table-cell office:value-type="float" office:value="0.14957367200077" calcext:value-type="float">
            <text:p>0.14957367200077</text:p>
          </table:table-cell>
          <table:table-cell office:value-type="float" office:value="0.919" calcext:value-type="float">
            <text:p>0.919</text:p>
          </table:table-cell>
          <table:table-cell office:value-type="float" office:value="0.09" calcext:value-type="float">
            <text:p>0.09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5898" calcext:value-type="float">
            <text:p>25898</text:p>
          </table:table-cell>
          <table:table-cell office:value-type="float" office:value="0.0732700539992948" calcext:value-type="float">
            <text:p>0.073270053999295</text:p>
          </table:table-cell>
          <table:table-cell office:value-type="float" office:value="0.147580028000448" calcext:value-type="float">
            <text:p>0.14758002800044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49623" calcext:value-type="float">
            <text:p>49623</text:p>
          </table:table-cell>
          <table:table-cell office:value-type="float" office:value="0.0629427650001162" calcext:value-type="float">
            <text:p>0.062942765000116</text:p>
          </table:table-cell>
          <table:table-cell office:value-type="float" office:value="0.148268789998838" calcext:value-type="float">
            <text:p>0.148268789998838</text:p>
          </table:table-cell>
          <table:table-cell office:value-type="float" office:value="0.664" calcext:value-type="float">
            <text:p>0.66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0632781479998812" calcext:value-type="float">
            <text:p>0.063278147999881</text:p>
          </table:table-cell>
          <table:table-cell office:value-type="float" office:value="0.149683711000762" calcext:value-type="float">
            <text:p>0.149683711000762</text:p>
          </table:table-cell>
          <table:table-cell office:value-type="float" office:value="0.116" calcext:value-type="float">
            <text:p>0.11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92020" calcext:value-type="float">
            <text:p>92020</text:p>
          </table:table-cell>
          <table:table-cell office:value-type="float" office:value="0.0645154220001132" calcext:value-type="float">
            <text:p>0.064515422000113</text:p>
          </table:table-cell>
          <table:table-cell office:value-type="float" office:value="0.151719798999693" calcext:value-type="float">
            <text:p>0.151719798999693</text:p>
          </table:table-cell>
          <table:table-cell office:value-type="float" office:value="0.943" calcext:value-type="float">
            <text:p>0.94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1618" calcext:value-type="float">
            <text:p>21618</text:p>
          </table:table-cell>
          <table:table-cell office:value-type="float" office:value="0.0641260869997495" calcext:value-type="float">
            <text:p>0.06412608699975</text:p>
          </table:table-cell>
          <table:table-cell office:value-type="float" office:value="0.149680634000106" calcext:value-type="float">
            <text:p>0.149680634000106</text:p>
          </table:table-cell>
          <table:table-cell office:value-type="float" office:value="0.686" calcext:value-type="float">
            <text:p>0.686</text:p>
          </table:table-cell>
          <table:table-cell office:value-type="float" office:value="0.195" calcext:value-type="float">
            <text:p>0.195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.0635955360012304" calcext:value-type="float">
            <text:p>0.06359553600123</text:p>
          </table:table-cell>
          <table:table-cell office:value-type="float" office:value="0.152837141000418" calcext:value-type="float">
            <text:p>0.152837141000418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1118019989808" calcext:value-type="float">
            <text:p>0.062111801998981</text:p>
          </table:table-cell>
          <table:table-cell office:value-type="float" office:value="0.148857750000388" calcext:value-type="float">
            <text:p>0.148857750000388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74549" calcext:value-type="float">
            <text:p>74549</text:p>
          </table:table-cell>
          <table:table-cell office:value-type="float" office:value="0.0663175180015969" calcext:value-type="float">
            <text:p>0.066317518001597</text:p>
          </table:table-cell>
          <table:table-cell office:value-type="float" office:value="0.147612751999986" calcext:value-type="float">
            <text:p>0.147612751999986</text:p>
          </table:table-cell>
          <table:table-cell office:value-type="float" office:value="0.89" calcext:value-type="float">
            <text:p>0.89</text:p>
          </table:table-cell>
          <table:table-cell office:value-type="float" office:value="0.09" calcext:value-type="float">
            <text:p>0.09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2050" calcext:value-type="float">
            <text:p>12050</text:p>
          </table:table-cell>
          <table:table-cell office:value-type="float" office:value="0.0650841079987004" calcext:value-type="float">
            <text:p>0.0650841079987</text:p>
          </table:table-cell>
          <table:table-cell office:value-type="float" office:value="0.149913732999266" calcext:value-type="float">
            <text:p>0.149913732999266</text:p>
          </table:table-cell>
          <table:table-cell office:value-type="float" office:value="0.733" calcext:value-type="float">
            <text:p>0.733</text:p>
          </table:table-cell>
          <table:table-cell office:value-type="float" office:value="0.058" calcext:value-type="float">
            <text:p>0.058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374737" calcext:value-type="float">
            <text:p>374737</text:p>
          </table:table-cell>
          <table:table-cell office:value-type="float" office:value="0.0626892239997687" calcext:value-type="float">
            <text:p>0.062689223999769</text:p>
          </table:table-cell>
          <table:table-cell office:value-type="float" office:value="0.146662258999641" calcext:value-type="float">
            <text:p>0.146662258999641</text:p>
          </table:table-cell>
          <table:table-cell office:value-type="float" office:value="1.272" calcext:value-type="float">
            <text:p>1.272</text:p>
          </table:table-cell>
          <table:table-cell office:value-type="float" office:value="0.113" calcext:value-type="float">
            <text:p>0.113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0.0676769639994745" calcext:value-type="float">
            <text:p>0.067676963999475</text:p>
          </table:table-cell>
          <table:table-cell office:value-type="float" office:value="0.149583488999269" calcext:value-type="float">
            <text:p>0.149583488999269</text:p>
          </table:table-cell>
          <table:table-cell office:value-type="float" office:value="0.848" calcext:value-type="float">
            <text:p>0.848</text:p>
          </table:table-cell>
          <table:table-cell office:value-type="float" office:value="0.066" calcext:value-type="float">
            <text:p>0.066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3135450000118" calcext:value-type="float">
            <text:p>0.063135450000118</text:p>
          </table:table-cell>
          <table:table-cell office:value-type="float" office:value="0.149857780001184" calcext:value-type="float">
            <text:p>0.14985778000118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02576" calcext:value-type="float">
            <text:p>502576</text:p>
          </table:table-cell>
          <table:table-cell office:value-type="float" office:value="0.0654893690007157" calcext:value-type="float">
            <text:p>0.065489369000716</text:p>
          </table:table-cell>
          <table:table-cell office:value-type="float" office:value="0.148217816000397" calcext:value-type="float">
            <text:p>0.148217816000397</text:p>
          </table:table-cell>
          <table:table-cell office:value-type="float" office:value="0.994" calcext:value-type="float">
            <text:p>0.994</text:p>
          </table:table-cell>
          <table:table-cell office:value-type="float" office:value="0.126" calcext:value-type="float">
            <text:p>0.12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84906" calcext:value-type="float">
            <text:p>84906</text:p>
          </table:table-cell>
          <table:table-cell office:value-type="float" office:value="0.0672151290000329" calcext:value-type="float">
            <text:p>0.067215129000033</text:p>
          </table:table-cell>
          <table:table-cell office:value-type="float" office:value="0.147359729999152" calcext:value-type="float">
            <text:p>0.147359729999152</text:p>
          </table:table-cell>
          <table:table-cell office:value-type="float" office:value="0.981" calcext:value-type="float">
            <text:p>0.98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367930" calcext:value-type="float">
            <text:p>367930</text:p>
          </table:table-cell>
          <table:table-cell office:value-type="float" office:value="0.0647602440003539" calcext:value-type="float">
            <text:p>0.064760244000354</text:p>
          </table:table-cell>
          <table:table-cell office:value-type="float" office:value="0.153268759999264" calcext:value-type="float">
            <text:p>0.153268759999264</text:p>
          </table:table-cell>
          <table:table-cell office:value-type="float" office:value="0.869" calcext:value-type="float">
            <text:p>0.869</text:p>
          </table:table-cell>
          <table:table-cell office:value-type="float" office:value="0.217" calcext:value-type="float">
            <text:p>0.21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306247" calcext:value-type="float">
            <text:p>306247</text:p>
          </table:table-cell>
          <table:table-cell office:value-type="float" office:value="0.0658937169991987" calcext:value-type="float">
            <text:p>0.065893716999199</text:p>
          </table:table-cell>
          <table:table-cell office:value-type="float" office:value="0.148363229998722" calcext:value-type="float">
            <text:p>0.148363229998722</text:p>
          </table:table-cell>
          <table:table-cell office:value-type="float" office:value="0.841" calcext:value-type="float">
            <text:p>0.841</text:p>
          </table:table-cell>
          <table:table-cell office:value-type="float" office:value="0.236" calcext:value-type="float">
            <text:p>0.23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4194" calcext:value-type="float">
            <text:p>34194</text:p>
          </table:table-cell>
          <table:table-cell office:value-type="float" office:value="0.0634176149997074" calcext:value-type="float">
            <text:p>0.063417614999707</text:p>
          </table:table-cell>
          <table:table-cell office:value-type="float" office:value="0.152464807999422" calcext:value-type="float">
            <text:p>0.152464807999422</text:p>
          </table:table-cell>
          <table:table-cell office:value-type="float" office:value="0.85" calcext:value-type="float">
            <text:p>0.8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723756" calcext:value-type="float">
            <text:p>723756</text:p>
          </table:table-cell>
          <table:table-cell office:value-type="float" office:value="0.0698623240004963" calcext:value-type="float">
            <text:p>0.069862324000496</text:p>
          </table:table-cell>
          <table:table-cell office:value-type="float" office:value="0.150850011999864" calcext:value-type="float">
            <text:p>0.150850011999864</text:p>
          </table:table-cell>
          <table:table-cell office:value-type="float" office:value="2.345" calcext:value-type="float">
            <text:p>2.345</text:p>
          </table:table-cell>
          <table:table-cell office:value-type="float" office:value="0.655" calcext:value-type="float">
            <text:p>0.655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683582389992807" calcext:value-type="float">
            <text:p>0.068358238999281</text:p>
          </table:table-cell>
          <table:table-cell office:value-type="float" office:value="0.146811786000399" calcext:value-type="float">
            <text:p>0.146811786000399</text:p>
          </table:table-cell>
          <table:table-cell office:value-type="float" office:value="0.28" calcext:value-type="float">
            <text:p>0.2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.0627907439993578" calcext:value-type="float">
            <text:p>0.062790743999358</text:p>
          </table:table-cell>
          <table:table-cell office:value-type="float" office:value="0.149180050000723" calcext:value-type="float">
            <text:p>0.149180050000723</text:p>
          </table:table-cell>
          <table:table-cell office:value-type="float" office:value="0.215" calcext:value-type="float">
            <text:p>0.2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0.0639625170006184" calcext:value-type="float">
            <text:p>0.063962517000618</text:p>
          </table:table-cell>
          <table:table-cell office:value-type="float" office:value="0.149323022998942" calcext:value-type="float">
            <text:p>0.149323022998942</text:p>
          </table:table-cell>
          <table:table-cell office:value-type="float" office:value="0.535" calcext:value-type="float">
            <text:p>0.535</text:p>
          </table:table-cell>
          <table:table-cell office:value-type="float" office:value="0.044" calcext:value-type="float">
            <text:p>0.044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257957" calcext:value-type="float">
            <text:p>257957</text:p>
          </table:table-cell>
          <table:table-cell office:value-type="float" office:value="0.0629684749983426" calcext:value-type="float">
            <text:p>0.062968474998343</text:p>
          </table:table-cell>
          <table:table-cell office:value-type="float" office:value="0.148942951000208" calcext:value-type="float">
            <text:p>0.148942951000208</text:p>
          </table:table-cell>
          <table:table-cell office:value-type="float" office:value="1.034" calcext:value-type="float">
            <text:p>1.034</text:p>
          </table:table-cell>
          <table:table-cell office:value-type="float" office:value="0.362" calcext:value-type="float">
            <text:p>0.36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55191" calcext:value-type="float">
            <text:p>55191</text:p>
          </table:table-cell>
          <table:table-cell office:value-type="float" office:value="0.0641609729991615" calcext:value-type="float">
            <text:p>0.064160972999162</text:p>
          </table:table-cell>
          <table:table-cell office:value-type="float" office:value="0.151166962999923" calcext:value-type="float">
            <text:p>0.151166962999923</text:p>
          </table:table-cell>
          <table:table-cell office:value-type="float" office:value="0.422" calcext:value-type="float">
            <text:p>0.42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83084" calcext:value-type="float">
            <text:p>83084</text:p>
          </table:table-cell>
          <table:table-cell office:value-type="float" office:value="0.0636575210010051" calcext:value-type="float">
            <text:p>0.063657521001005</text:p>
          </table:table-cell>
          <table:table-cell office:value-type="float" office:value="0.147813741999926" calcext:value-type="float">
            <text:p>0.147813741999926</text:p>
          </table:table-cell>
          <table:table-cell office:value-type="float" office:value="1.063" calcext:value-type="float">
            <text:p>1.06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606047" calcext:value-type="float">
            <text:p>606047</text:p>
          </table:table-cell>
          <table:table-cell office:value-type="float" office:value="0.0638068459993519" calcext:value-type="float">
            <text:p>0.063806845999352</text:p>
          </table:table-cell>
          <table:table-cell office:value-type="float" office:value="0.15142872999968" calcext:value-type="float">
            <text:p>0.15142872999968</text:p>
          </table:table-cell>
          <table:table-cell office:value-type="float" office:value="1.585" calcext:value-type="float">
            <text:p>1.585</text:p>
          </table:table-cell>
          <table:table-cell office:value-type="float" office:value="0.137" calcext:value-type="float">
            <text:p>0.1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1858" calcext:value-type="float">
            <text:p>31858</text:p>
          </table:table-cell>
          <table:table-cell office:value-type="float" office:value="0.0798513650006498" calcext:value-type="float">
            <text:p>0.07985136500065</text:p>
          </table:table-cell>
          <table:table-cell office:value-type="float" office:value="0.15136248700037" calcext:value-type="float">
            <text:p>0.15136248700037</text:p>
          </table:table-cell>
          <table:table-cell office:value-type="float" office:value="0.478" calcext:value-type="float">
            <text:p>0.47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48725" calcext:value-type="float">
            <text:p>148725</text:p>
          </table:table-cell>
          <table:table-cell office:value-type="float" office:value="0.0617240039991884" calcext:value-type="float">
            <text:p>0.061724003999188</text:p>
          </table:table-cell>
          <table:table-cell office:value-type="float" office:value="0.152024992999941" calcext:value-type="float">
            <text:p>0.152024992999941</text:p>
          </table:table-cell>
          <table:table-cell office:value-type="float" office:value="1.06" calcext:value-type="float">
            <text:p>1.0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36262" calcext:value-type="float">
            <text:p>36262</text:p>
          </table:table-cell>
          <table:table-cell office:value-type="float" office:value="0.0660383400008868" calcext:value-type="float">
            <text:p>0.066038340000887</text:p>
          </table:table-cell>
          <table:table-cell office:value-type="float" office:value="0.150480615000561" calcext:value-type="float">
            <text:p>0.150480615000561</text:p>
          </table:table-cell>
          <table:table-cell office:value-type="float" office:value="0.381" calcext:value-type="float">
            <text:p>0.38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78188" calcext:value-type="float">
            <text:p>78188</text:p>
          </table:table-cell>
          <table:table-cell office:value-type="float" office:value="0.0641173280000658" calcext:value-type="float">
            <text:p>0.064117328000066</text:p>
          </table:table-cell>
          <table:table-cell office:value-type="float" office:value="0.158653447000688" calcext:value-type="float">
            <text:p>0.158653447000688</text:p>
          </table:table-cell>
          <table:table-cell office:value-type="float" office:value="0.731" calcext:value-type="float">
            <text:p>0.7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17572" calcext:value-type="float">
            <text:p>117572</text:p>
          </table:table-cell>
          <table:table-cell office:value-type="float" office:value="0.063987816000008" calcext:value-type="float">
            <text:p>0.063987816000008</text:p>
          </table:table-cell>
          <table:table-cell office:value-type="float" office:value="0.148893534998933" calcext:value-type="float">
            <text:p>0.148893534998933</text:p>
          </table:table-cell>
          <table:table-cell office:value-type="float" office:value="0.937" calcext:value-type="float">
            <text:p>0.93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7127" calcext:value-type="float">
            <text:p>17127</text:p>
          </table:table-cell>
          <table:table-cell office:value-type="float" office:value="0.063956264000808" calcext:value-type="float">
            <text:p>0.063956264000808</text:p>
          </table:table-cell>
          <table:table-cell office:value-type="float" office:value="0.148874249998698" calcext:value-type="float">
            <text:p>0.148874249998698</text:p>
          </table:table-cell>
          <table:table-cell office:value-type="float" office:value="0.498" calcext:value-type="float">
            <text:p>0.49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58627" calcext:value-type="float">
            <text:p>458627</text:p>
          </table:table-cell>
          <table:table-cell office:value-type="float" office:value="0.0624597759997414" calcext:value-type="float">
            <text:p>0.062459775999741</text:p>
          </table:table-cell>
          <table:table-cell office:value-type="float" office:value="0.148357534999377" calcext:value-type="float">
            <text:p>0.148357534999377</text:p>
          </table:table-cell>
          <table:table-cell office:value-type="float" office:value="1.277" calcext:value-type="float">
            <text:p>1.277</text:p>
          </table:table-cell>
          <table:table-cell office:value-type="float" office:value="0.565" calcext:value-type="float">
            <text:p>0.56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office:value-type="float" office:value="0.0686827339995944" calcext:value-type="float">
            <text:p>0.068682733999594</text:p>
          </table:table-cell>
          <table:table-cell office:value-type="float" office:value="0.14725074800117" calcext:value-type="float">
            <text:p>0.14725074800117</text:p>
          </table:table-cell>
          <table:table-cell office:value-type="float" office:value="0.878" calcext:value-type="float">
            <text:p>0.87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136283" calcext:value-type="float">
            <text:p>136283</text:p>
          </table:table-cell>
          <table:table-cell office:value-type="float" office:value="0.0665921270010585" calcext:value-type="float">
            <text:p>0.066592127001059</text:p>
          </table:table-cell>
          <table:table-cell office:value-type="float" office:value="0.167526366001766" calcext:value-type="float">
            <text:p>0.167526366001766</text:p>
          </table:table-cell>
          <table:table-cell office:value-type="float" office:value="0.797" calcext:value-type="float">
            <text:p>0.79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652625509992504" calcext:value-type="float">
            <text:p>0.06526255099925</text:p>
          </table:table-cell>
          <table:table-cell office:value-type="float" office:value="0.154177553000409" calcext:value-type="float">
            <text:p>0.154177553000409</text:p>
          </table:table-cell>
          <table:table-cell office:value-type="float" office:value="0.148" calcext:value-type="float">
            <text:p>0.14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398411" calcext:value-type="float">
            <text:p>398411</text:p>
          </table:table-cell>
          <table:table-cell office:value-type="float" office:value="0.0631620490003115" calcext:value-type="float">
            <text:p>0.063162049000312</text:p>
          </table:table-cell>
          <table:table-cell office:value-type="float" office:value="0.148972955999852" calcext:value-type="float">
            <text:p>0.148972955999852</text:p>
          </table:table-cell>
          <table:table-cell office:value-type="float" office:value="1.341" calcext:value-type="float">
            <text:p>1.34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float" office:value="0.0673339830009354" calcext:value-type="float">
            <text:p>0.067333983000935</text:p>
          </table:table-cell>
          <table:table-cell office:value-type="float" office:value="0.148807259000023" calcext:value-type="float">
            <text:p>0.148807259000023</text:p>
          </table:table-cell>
          <table:table-cell office:value-type="float" office:value="0.852" calcext:value-type="float">
            <text:p>0.852</text:p>
          </table:table-cell>
          <table:table-cell office:value-type="float" office:value="0.064" calcext:value-type="float">
            <text:p>0.064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32621" calcext:value-type="float">
            <text:p>32621</text:p>
          </table:table-cell>
          <table:table-cell office:value-type="float" office:value="0.0631805819994042" calcext:value-type="float">
            <text:p>0.063180581999404</text:p>
          </table:table-cell>
          <table:table-cell office:value-type="float" office:value="0.148827072998756" calcext:value-type="float">
            <text:p>0.148827072998756</text:p>
          </table:table-cell>
          <table:table-cell office:value-type="float" office:value="0.666" calcext:value-type="float">
            <text:p>0.66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42355" calcext:value-type="float">
            <text:p>342355</text:p>
          </table:table-cell>
          <table:table-cell office:value-type="float" office:value="0.0642660270004853" calcext:value-type="float">
            <text:p>0.064266027000485</text:p>
          </table:table-cell>
          <table:table-cell office:value-type="float" office:value="0.146961234999253" calcext:value-type="float">
            <text:p>0.146961234999253</text:p>
          </table:table-cell>
          <table:table-cell office:value-type="float" office:value="1.28" calcext:value-type="float">
            <text:p>1.28</text:p>
          </table:table-cell>
          <table:table-cell office:value-type="float" office:value="2.211" calcext:value-type="float">
            <text:p>2.2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06635" calcext:value-type="float">
            <text:p>206635</text:p>
          </table:table-cell>
          <table:table-cell office:value-type="float" office:value="0.0664298060000874" calcext:value-type="float">
            <text:p>0.066429806000087</text:p>
          </table:table-cell>
          <table:table-cell office:value-type="float" office:value="0.149936402000094" calcext:value-type="float">
            <text:p>0.149936402000094</text:p>
          </table:table-cell>
          <table:table-cell office:value-type="float" office:value="0.743" calcext:value-type="float">
            <text:p>0.743</text:p>
          </table:table-cell>
          <table:table-cell office:value-type="float" office:value="0.05" calcext:value-type="float">
            <text:p>0.0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88539" calcext:value-type="float">
            <text:p>88539</text:p>
          </table:table-cell>
          <table:table-cell office:value-type="float" office:value="0.0647646259985777" calcext:value-type="float">
            <text:p>0.064764625998578</text:p>
          </table:table-cell>
          <table:table-cell office:value-type="float" office:value="0.14697240500027" calcext:value-type="float">
            <text:p>0.14697240500027</text:p>
          </table:table-cell>
          <table:table-cell office:value-type="float" office:value="0.94" calcext:value-type="float">
            <text:p>0.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50953" calcext:value-type="float">
            <text:p>50953</text:p>
          </table:table-cell>
          <table:table-cell office:value-type="float" office:value="0.0643649339999683" calcext:value-type="float">
            <text:p>0.064364933999968</text:p>
          </table:table-cell>
          <table:table-cell office:value-type="float" office:value="0.148361489998933" calcext:value-type="float">
            <text:p>0.148361489998933</text:p>
          </table:table-cell>
          <table:table-cell office:value-type="float" office:value="0.709" calcext:value-type="float">
            <text:p>0.70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28847" calcext:value-type="float">
            <text:p>128847</text:p>
          </table:table-cell>
          <table:table-cell office:value-type="float" office:value="0.0671719619986106" calcext:value-type="float">
            <text:p>0.067171961998611</text:p>
          </table:table-cell>
          <table:table-cell office:value-type="float" office:value="0.150691553999423" calcext:value-type="float">
            <text:p>0.150691553999423</text:p>
          </table:table-cell>
          <table:table-cell office:value-type="float" office:value="0.7" calcext:value-type="float">
            <text:p>0.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64028" calcext:value-type="float">
            <text:p>64028</text:p>
          </table:table-cell>
          <table:table-cell office:value-type="float" office:value="0.0634918710002239" calcext:value-type="float">
            <text:p>0.063491871000224</text:p>
          </table:table-cell>
          <table:table-cell office:value-type="float" office:value="0.150308678999863" calcext:value-type="float">
            <text:p>0.150308678999863</text:p>
          </table:table-cell>
          <table:table-cell office:value-type="float" office:value="0.897" calcext:value-type="float">
            <text:p>0.89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532968" calcext:value-type="float">
            <text:p>532968</text:p>
          </table:table-cell>
          <table:table-cell office:value-type="float" office:value="0.0626819959998102" calcext:value-type="float">
            <text:p>0.06268199599981</text:p>
          </table:table-cell>
          <table:table-cell office:value-type="float" office:value="0.149914105000789" calcext:value-type="float">
            <text:p>0.149914105000789</text:p>
          </table:table-cell>
          <table:table-cell office:value-type="float" office:value="1.288" calcext:value-type="float">
            <text:p>1.288</text:p>
          </table:table-cell>
          <table:table-cell office:value-type="float" office:value="0.158" calcext:value-type="float">
            <text:p>0.15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150641" calcext:value-type="float">
            <text:p>1150641</text:p>
          </table:table-cell>
          <table:table-cell office:value-type="float" office:value="0.068168608000633" calcext:value-type="float">
            <text:p>0.068168608000633</text:p>
          </table:table-cell>
          <table:table-cell office:value-type="float" office:value="0.148705122999672" calcext:value-type="float">
            <text:p>0.148705122999672</text:p>
          </table:table-cell>
          <table:table-cell office:value-type="float" office:value="3.065" calcext:value-type="float">
            <text:p>3.065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0.0695671230005246" calcext:value-type="float">
            <text:p>0.069567123000525</text:p>
          </table:table-cell>
          <table:table-cell office:value-type="float" office:value="0.168267057000776" calcext:value-type="float">
            <text:p>0.168267057000776</text:p>
          </table:table-cell>
          <table:table-cell office:value-type="float" office:value="0.856" calcext:value-type="float">
            <text:p>0.856</text:p>
          </table:table-cell>
          <table:table-cell office:value-type="float" office:value="0.06" calcext:value-type="float">
            <text:p>0.06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0.0625954260012804" calcext:value-type="float">
            <text:p>0.06259542600128</text:p>
          </table:table-cell>
          <table:table-cell office:value-type="float" office:value="0.150570748999598" calcext:value-type="float">
            <text:p>0.150570748999598</text:p>
          </table:table-cell>
          <table:table-cell office:value-type="float" office:value="0.395" calcext:value-type="float">
            <text:p>0.395</text:p>
          </table:table-cell>
          <table:table-cell table:number-columns-repeated="2"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304253" calcext:value-type="float">
            <text:p>304253</text:p>
          </table:table-cell>
          <table:table-cell office:value-type="float" office:value="0.064909713999441" calcext:value-type="float">
            <text:p>0.064909713999441</text:p>
          </table:table-cell>
          <table:table-cell office:value-type="float" office:value="0.147690380999848" calcext:value-type="float">
            <text:p>0.147690380999848</text:p>
          </table:table-cell>
          <table:table-cell office:value-type="float" office:value="1.429" calcext:value-type="float">
            <text:p>1.42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577647" calcext:value-type="float">
            <text:p>577647</text:p>
          </table:table-cell>
          <table:table-cell office:value-type="float" office:value="0.066413515000022" calcext:value-type="float">
            <text:p>0.066413515000022</text:p>
          </table:table-cell>
          <table:table-cell office:value-type="float" office:value="0.14983414299968" calcext:value-type="float">
            <text:p>0.14983414299968</text:p>
          </table:table-cell>
          <table:table-cell office:value-type="float" office:value="1.408" calcext:value-type="float">
            <text:p>1.408</text:p>
          </table:table-cell>
          <table:table-cell office:value-type="float" office:value="0.136" calcext:value-type="float">
            <text:p>0.13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663435980004579" calcext:value-type="float">
            <text:p>0.066343598000458</text:p>
          </table:table-cell>
          <table:table-cell office:value-type="float" office:value="0.148736465000184" calcext:value-type="float">
            <text:p>0.148736465000184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float" office:value="0.0641713309996703" calcext:value-type="float">
            <text:p>0.06417133099967</text:p>
          </table:table-cell>
          <table:table-cell office:value-type="float" office:value="0.1502785520006" calcext:value-type="float">
            <text:p>0.150278552000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47" calcext:value-type="float">
            <text:p>0.047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float" office:value="144761" calcext:value-type="float">
            <text:p>144761</text:p>
          </table:table-cell>
          <table:table-cell office:value-type="float" office:value="0.0632656589987164" calcext:value-type="float">
            <text:p>0.063265658998716</text:p>
          </table:table-cell>
          <table:table-cell office:value-type="float" office:value="0.148449188000086" calcext:value-type="float">
            <text:p>0.148449188000086</text:p>
          </table:table-cell>
          <table:table-cell office:value-type="float" office:value="0.479" calcext:value-type="float">
            <text:p>0.47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7564" calcext:value-type="float">
            <text:p>7564</text:p>
          </table:table-cell>
          <table:table-cell office:value-type="float" office:value="0.0667524519994913" calcext:value-type="float">
            <text:p>0.066752451999491</text:p>
          </table:table-cell>
          <table:table-cell office:value-type="float" office:value="0.165805700000419" calcext:value-type="float">
            <text:p>0.165805700000419</text:p>
          </table:table-cell>
          <table:table-cell office:value-type="float" office:value="0.265" calcext:value-type="float">
            <text:p>0.26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0.0785575440004322" calcext:value-type="float">
            <text:p>0.078557544000432</text:p>
          </table:table-cell>
          <table:table-cell office:value-type="float" office:value="0.157557403001192" calcext:value-type="float">
            <text:p>0.157557403001192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10344" calcext:value-type="float">
            <text:p>10344</text:p>
          </table:table-cell>
          <table:table-cell office:value-type="float" office:value="0.0631266429991229" calcext:value-type="float">
            <text:p>0.063126642999123</text:p>
          </table:table-cell>
          <table:table-cell office:value-type="float" office:value="0.152960983999947" calcext:value-type="float">
            <text:p>0.152960983999947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214798" calcext:value-type="float">
            <text:p>214798</text:p>
          </table:table-cell>
          <table:table-cell office:value-type="float" office:value="0.0626701760011201" calcext:value-type="float">
            <text:p>0.06267017600112</text:p>
          </table:table-cell>
          <table:table-cell office:value-type="float" office:value="0.155144867001582" calcext:value-type="float">
            <text:p>0.155144867001582</text:p>
          </table:table-cell>
          <table:table-cell office:value-type="float" office:value="0.966" calcext:value-type="float">
            <text:p>0.966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0226" calcext:value-type="float">
            <text:p>10226</text:p>
          </table:table-cell>
          <table:table-cell office:value-type="float" office:value="0.0668690010006685" calcext:value-type="float">
            <text:p>0.066869001000669</text:p>
          </table:table-cell>
          <table:table-cell office:value-type="float" office:value="0.154146004999348" calcext:value-type="float">
            <text:p>0.154146004999348</text:p>
          </table:table-cell>
          <table:table-cell office:value-type="float" office:value="0.179" calcext:value-type="float">
            <text:p>0.17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07629" calcext:value-type="float">
            <text:p>107629</text:p>
          </table:table-cell>
          <table:table-cell office:value-type="float" office:value="0.0636571650011319" calcext:value-type="float">
            <text:p>0.063657165001132</text:p>
          </table:table-cell>
          <table:table-cell office:value-type="float" office:value="0.15043234499899" calcext:value-type="float">
            <text:p>0.15043234499899</text:p>
          </table:table-cell>
          <table:table-cell office:value-type="float" office:value="0.974" calcext:value-type="float">
            <text:p>0.97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4269" calcext:value-type="float">
            <text:p>14269</text:p>
          </table:table-cell>
          <table:table-cell office:value-type="float" office:value="0.0689467019983567" calcext:value-type="float">
            <text:p>0.068946701998357</text:p>
          </table:table-cell>
          <table:table-cell office:value-type="float" office:value="0.155579247999413" calcext:value-type="float">
            <text:p>0.155579247999413</text:p>
          </table:table-cell>
          <table:table-cell office:value-type="float" office:value="0.859" calcext:value-type="float">
            <text:p>0.8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173657" calcext:value-type="float">
            <text:p>173657</text:p>
          </table:table-cell>
          <table:table-cell office:value-type="float" office:value="0.0663438500014308" calcext:value-type="float">
            <text:p>0.066343850001431</text:p>
          </table:table-cell>
          <table:table-cell office:value-type="float" office:value="0.148191038000732" calcext:value-type="float">
            <text:p>0.148191038000732</text:p>
          </table:table-cell>
          <table:table-cell office:value-type="float" office:value="0.843" calcext:value-type="float">
            <text:p>0.84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6761" calcext:value-type="float">
            <text:p>66761</text:p>
          </table:table-cell>
          <table:table-cell office:value-type="float" office:value="0.0634900069999276" calcext:value-type="float">
            <text:p>0.063490006999928</text:p>
          </table:table-cell>
          <table:table-cell office:value-type="float" office:value="0.146560874998613" calcext:value-type="float">
            <text:p>0.146560874998613</text:p>
          </table:table-cell>
          <table:table-cell office:value-type="float" office:value="0.87" calcext:value-type="float">
            <text:p>0.87</text:p>
          </table:table-cell>
          <table:table-cell office:value-type="float" office:value="0.452" calcext:value-type="float">
            <text:p>0.452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90332" calcext:value-type="float">
            <text:p>90332</text:p>
          </table:table-cell>
          <table:table-cell office:value-type="float" office:value="0.0648055050005496" calcext:value-type="float">
            <text:p>0.06480550500055</text:p>
          </table:table-cell>
          <table:table-cell office:value-type="float" office:value="0.151119256999664" calcext:value-type="float">
            <text:p>0.151119256999664</text:p>
          </table:table-cell>
          <table:table-cell office:value-type="float" office:value="1.042" calcext:value-type="float">
            <text:p>1.04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.0644694000002346" calcext:value-type="float">
            <text:p>0.064469400000235</text:p>
          </table:table-cell>
          <table:table-cell office:value-type="float" office:value="0.151390851999167" calcext:value-type="float">
            <text:p>0.151390851999167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1347588" calcext:value-type="float">
            <text:p>1347588</text:p>
          </table:table-cell>
          <table:table-cell office:value-type="float" office:value="0.0656614159997844" calcext:value-type="float">
            <text:p>0.065661415999784</text:p>
          </table:table-cell>
          <table:table-cell office:value-type="float" office:value="0.149261941000077" calcext:value-type="float">
            <text:p>0.149261941000077</text:p>
          </table:table-cell>
          <table:table-cell office:value-type="float" office:value="3.162" calcext:value-type="float">
            <text:p>3.162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670527" calcext:value-type="float">
            <text:p>670527</text:p>
          </table:table-cell>
          <table:table-cell office:value-type="float" office:value="0.0685993639999651" calcext:value-type="float">
            <text:p>0.068599363999965</text:p>
          </table:table-cell>
          <table:table-cell office:value-type="float" office:value="0.147720394001226" calcext:value-type="float">
            <text:p>0.147720394001226</text:p>
          </table:table-cell>
          <table:table-cell office:value-type="float" office:value="2.379" calcext:value-type="float">
            <text:p>2.379</text:p>
          </table:table-cell>
          <table:table-cell office:value-type="float" office:value="0.164" calcext:value-type="float">
            <text:p>0.16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6274" calcext:value-type="float">
            <text:p>16274</text:p>
          </table:table-cell>
          <table:table-cell office:value-type="float" office:value="0.0719054429991957" calcext:value-type="float">
            <text:p>0.071905442999196</text:p>
          </table:table-cell>
          <table:table-cell office:value-type="float" office:value="0.163864230999025" calcext:value-type="float">
            <text:p>0.163864230999025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870049" calcext:value-type="float">
            <text:p>870049</text:p>
          </table:table-cell>
          <table:table-cell office:value-type="float" office:value="0.0663218159988901" calcext:value-type="float">
            <text:p>0.06632181599889</text:p>
          </table:table-cell>
          <table:table-cell office:value-type="float" office:value="0.152157554999576" calcext:value-type="float">
            <text:p>0.152157554999576</text:p>
          </table:table-cell>
          <table:table-cell office:value-type="float" office:value="2.349" calcext:value-type="float">
            <text:p>2.349</text:p>
          </table:table-cell>
          <table:table-cell office:value-type="float" office:value="0.276" calcext:value-type="float">
            <text:p>0.27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2834" calcext:value-type="float">
            <text:p>222834</text:p>
          </table:table-cell>
          <table:table-cell office:value-type="float" office:value="0.0704827120007394" calcext:value-type="float">
            <text:p>0.070482712000739</text:p>
          </table:table-cell>
          <table:table-cell office:value-type="float" office:value="0.151120202999664" calcext:value-type="float">
            <text:p>0.151120202999664</text:p>
          </table:table-cell>
          <table:table-cell office:value-type="float" office:value="1.082" calcext:value-type="float">
            <text:p>1.082</text:p>
          </table:table-cell>
          <table:table-cell office:value-type="float" office:value="0.656" calcext:value-type="float">
            <text:p>0.65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22154" calcext:value-type="float">
            <text:p>222154</text:p>
          </table:table-cell>
          <table:table-cell office:value-type="float" office:value="0.0646177430007811" calcext:value-type="float">
            <text:p>0.064617743000781</text:p>
          </table:table-cell>
          <table:table-cell office:value-type="float" office:value="0.14940689100149" calcext:value-type="float">
            <text:p>0.14940689100149</text:p>
          </table:table-cell>
          <table:table-cell office:value-type="float" office:value="0.662" calcext:value-type="float">
            <text:p>0.66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354142" calcext:value-type="float">
            <text:p>354142</text:p>
          </table:table-cell>
          <table:table-cell office:value-type="float" office:value="0.0666653280004539" calcext:value-type="float">
            <text:p>0.066665328000454</text:p>
          </table:table-cell>
          <table:table-cell office:value-type="float" office:value="0.150041717000931" calcext:value-type="float">
            <text:p>0.150041717000931</text:p>
          </table:table-cell>
          <table:table-cell office:value-type="float" office:value="1.27" calcext:value-type="float">
            <text:p>1.2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64670" calcext:value-type="float">
            <text:p>64670</text:p>
          </table:table-cell>
          <table:table-cell office:value-type="float" office:value="0.0667462530000194" calcext:value-type="float">
            <text:p>0.066746253000019</text:p>
          </table:table-cell>
          <table:table-cell office:value-type="float" office:value="0.148999576000278" calcext:value-type="float">
            <text:p>0.148999576000278</text:p>
          </table:table-cell>
          <table:table-cell office:value-type="float" office:value="0.759" calcext:value-type="float">
            <text:p>0.75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8911" calcext:value-type="float">
            <text:p>18911</text:p>
          </table:table-cell>
          <table:table-cell office:value-type="float" office:value="0.0629737819999718" calcext:value-type="float">
            <text:p>0.062973781999972</text:p>
          </table:table-cell>
          <table:table-cell office:value-type="float" office:value="0.152578649998759" calcext:value-type="float">
            <text:p>0.152578649998759</text:p>
          </table:table-cell>
          <table:table-cell office:value-type="float" office:value="0.853" calcext:value-type="float">
            <text:p>0.8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0.0635030819994427" calcext:value-type="float">
            <text:p>0.063503081999443</text:p>
          </table:table-cell>
          <table:table-cell office:value-type="float" office:value="0.148825491000025" calcext:value-type="float">
            <text:p>0.148825491000025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209411" calcext:value-type="float">
            <text:p>209411</text:p>
          </table:table-cell>
          <table:table-cell office:value-type="float" office:value="0.0629815439988306" calcext:value-type="float">
            <text:p>0.062981543998831</text:p>
          </table:table-cell>
          <table:table-cell office:value-type="float" office:value="0.150404957001229" calcext:value-type="float">
            <text:p>0.150404957001229</text:p>
          </table:table-cell>
          <table:table-cell office:value-type="float" office:value="1.008" calcext:value-type="float">
            <text:p>1.008</text:p>
          </table:table-cell>
          <table:table-cell office:value-type="float" office:value="0.08" calcext:value-type="float">
            <text:p>0.0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379032" calcext:value-type="float">
            <text:p>379032</text:p>
          </table:table-cell>
          <table:table-cell office:value-type="float" office:value="0.0642817829993874" calcext:value-type="float">
            <text:p>0.064281782999387</text:p>
          </table:table-cell>
          <table:table-cell office:value-type="float" office:value="0.148881499000709" calcext:value-type="float">
            <text:p>0.148881499000709</text:p>
          </table:table-cell>
          <table:table-cell office:value-type="float" office:value="1.381" calcext:value-type="float">
            <text:p>1.38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0020" calcext:value-type="float">
            <text:p>20020</text:p>
          </table:table-cell>
          <table:table-cell office:value-type="float" office:value="0.0660902710005757" calcext:value-type="float">
            <text:p>0.066090271000576</text:p>
          </table:table-cell>
          <table:table-cell office:value-type="float" office:value="0.158190148998983" calcext:value-type="float">
            <text:p>0.158190148998983</text:p>
          </table:table-cell>
          <table:table-cell office:value-type="float" office:value="0.385" calcext:value-type="float">
            <text:p>0.38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9309" calcext:value-type="float">
            <text:p>19309</text:p>
          </table:table-cell>
          <table:table-cell office:value-type="float" office:value="0.0625923999996303" calcext:value-type="float">
            <text:p>0.06259239999963</text:p>
          </table:table-cell>
          <table:table-cell office:value-type="float" office:value="0.152553426998566" calcext:value-type="float">
            <text:p>0.152553426998566</text:p>
          </table:table-cell>
          <table:table-cell office:value-type="float" office:value="0.649" calcext:value-type="float">
            <text:p>0.64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658540179992997" calcext:value-type="float">
            <text:p>0.0658540179993</text:p>
          </table:table-cell>
          <table:table-cell office:value-type="float" office:value="0.153814527000577" calcext:value-type="float">
            <text:p>0.153814527000577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62556" calcext:value-type="float">
            <text:p>62556</text:p>
          </table:table-cell>
          <table:table-cell office:value-type="float" office:value="0.0619605960000627" calcext:value-type="float">
            <text:p>0.061960596000063</text:p>
          </table:table-cell>
          <table:table-cell office:value-type="float" office:value="0.150350599000376" calcext:value-type="float">
            <text:p>0.150350599000376</text:p>
          </table:table-cell>
          <table:table-cell office:value-type="float" office:value="0.836" calcext:value-type="float">
            <text:p>0.8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0.0641045140000642" calcext:value-type="float">
            <text:p>0.064104514000064</text:p>
          </table:table-cell>
          <table:table-cell office:value-type="float" office:value="0.149506314999599" calcext:value-type="float">
            <text:p>0.149506314999599</text:p>
          </table:table-cell>
          <table:table-cell office:value-type="float" office:value="0.219" calcext:value-type="float">
            <text:p>0.219</text:p>
          </table:table-cell>
          <table:table-cell table:number-columns-repeated="2"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67086" calcext:value-type="float">
            <text:p>67086</text:p>
          </table:table-cell>
          <table:table-cell office:value-type="float" office:value="0.0630240370010142" calcext:value-type="float">
            <text:p>0.063024037001014</text:p>
          </table:table-cell>
          <table:table-cell office:value-type="float" office:value="0.153479821001383" calcext:value-type="float">
            <text:p>0.153479821001383</text:p>
          </table:table-cell>
          <table:table-cell office:value-type="float" office:value="0.872" calcext:value-type="float">
            <text:p>0.87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9019" calcext:value-type="float">
            <text:p>9019</text:p>
          </table:table-cell>
          <table:table-cell office:value-type="float" office:value="0.0630568619999394" calcext:value-type="float">
            <text:p>0.063056861999939</text:p>
          </table:table-cell>
          <table:table-cell office:value-type="float" office:value="0.148392523999064" calcext:value-type="float">
            <text:p>0.148392523999064</text:p>
          </table:table-cell>
          <table:table-cell office:value-type="float" office:value="0.322" calcext:value-type="float">
            <text:p>0.32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5938884" calcext:value-type="float">
            <text:p>15938884</text:p>
          </table:table-cell>
          <table:table-cell office:value-type="float" office:value="6.5654507470008" calcext:value-type="float">
            <text:p>6.5654507470008</text:p>
          </table:table-cell>
          <table:table-cell office:value-type="float" office:value="15.1561838829984" calcext:value-type="float">
            <text:p>15.1561838829984</text:p>
          </table:table-cell>
          <table:table-cell office:value-type="float" office:value="85.758" calcext:value-type="float">
            <text:p>85.758</text:p>
          </table:table-cell>
          <table:table-cell office:value-type="float" office:value="16.619" calcext:value-type="float">
            <text:p>16.619</text:p>
          </table:table-cell>
          <table:table-cell office:value-type="float" office:value="6.14699999999999" calcext:value-type="float">
            <text:p>6.146999999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14:06:55.911035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3T12:47:45.438199013</dc:date>
    <meta:editing-duration>PT27M28S</meta:editing-duration>
    <meta:editing-cycles>7</meta:editing-cycles>
    <meta:generator>LibreOffice/5.2.0.4$Linux_X86_64 LibreOffice_project/20m0$Build-4</meta:generator>
    <meta:document-statistic meta:table-count="1" meta:cell-count="6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111cm" svg:height="8.023cm" xlink:href=".." xlink:type="simple" chart:class="chart:scatter" chart:style-name="ch1">
        <chart:title svg:x="2.273cm" svg:y="0.296cm" chart:style-name="ch2">
          <text:p>Query Time (Random Area)</text:p>
        </chart:title>
        <chart:subtitle svg:x="4.231cm" svg:y="1.235cm" chart:style-name="ch3">
          <text:p>small file</text:p>
        </chart:subtitle>
        <chart:legend chart:legend-position="end" svg:x="8.218cm" svg:y="3.214cm" style:legend-expansion="high" chart:style-name="ch4"/>
        <chart:plot-area chart:style-name="ch5" table:cell-range-address="sample2_rand.A2:sample2_rand.C101 sample2_rand.B1:sample2_rand.D1 sample2_rand.D2:sample2_rand.D102" chart:data-source-has-labels="row" svg:x="1.213cm" svg:y="2.078cm" svg:width="6.803cm" svg:height="4.804cm">
          <chartooo:coordinate-region svg:x="1.94cm" svg:y="2.277cm" svg:width="5.426cm" svg:height="3.958cm"/>
          <chart:axis chart:dimension="x" chart:name="primary-x" chart:style-name="ch6">
            <chart:title svg:x="3.181cm" svg:y="7.042cm" chart:style-name="ch7">
              <text:p>Query Size (points)</text:p>
            </chart:title>
          </chart:axis>
          <chart:axis chart:dimension="y" chart:name="primary-y" chart:style-name="ch6">
            <chart:title svg:x="0.451cm" svg:y="5.635cm" chart:style-name="ch8">
              <text:p>Time (seconds)</text:p>
            </chart:title>
            <chart:grid chart:style-name="ch9" chart:class="major"/>
          </chart:axis>
          <chart:series chart:style-name="ch10" chart:values-cell-range-address="sample2_rand.B2:sample2_rand.B101" chart:label-cell-address="sample2_rand.B1:sample2_rand.B1" chart:class="chart:scatter">
            <chart:domain table:cell-range-address="sample2_rand.A2:sample2_rand.A101"/>
            <chart:data-point chart:repeated="100"/>
          </chart:series>
          <chart:series chart:style-name="ch11" chart:values-cell-range-address="sample2_rand.C2:sample2_rand.C101" chart:label-cell-address="sample2_rand.C1:sample2_rand.C1" chart:class="chart:scatter">
            <chart:data-point chart:repeated="100"/>
          </chart:series>
          <chart:series chart:style-name="ch12" chart:values-cell-range-address="sample2_rand.D2:sample2_rand.D102" chart:label-cell-address="sample2_rand.D1:sample2_rand.D1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z5</text:p>
                <draw:g>
                  <svg:desc>sample2_rand.B1:sample2_rand.B1</svg:desc>
                </draw:g>
              </table:table-cell>
              <table:table-cell office:value-type="string">
                <text:p>mzML</text:p>
                <draw:g>
                  <svg:desc>sample2_rand.C1:sample2_rand.C1</svg:desc>
                </draw:g>
              </table:table-cell>
              <table:table-cell office:value-type="string">
                <text:p>mzTree</text:p>
                <draw:g>
                  <svg:desc>sample2_rand.D1:sample2_ran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120">
                <text:p>66120</text:p>
                <draw:g>
                  <svg:desc>sample2_rand.A2:sample2_rand.A101</svg:desc>
                </draw:g>
              </table:table-cell>
              <table:table-cell office:value-type="float" office:value="0.0994797370003653">
                <text:p>0.0994797370003653</text:p>
                <draw:g>
                  <svg:desc>sample2_rand.B2:sample2_rand.B101</svg:desc>
                </draw:g>
              </table:table-cell>
              <table:table-cell office:value-type="float" office:value="0.150284732999353">
                <text:p>0.150284732999353</text:p>
                <draw:g>
                  <svg:desc>sample2_rand.C2:sample2_rand.C101</svg:desc>
                </draw:g>
              </table:table-cell>
              <table:table-cell office:value-type="float" office:value="0.936">
                <text:p>0.936</text:p>
                <draw:g>
                  <svg:desc>sample2_rand.D2:sample2_rand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5622">
                <text:p>275622</text:p>
              </table:table-cell>
              <table:table-cell office:value-type="float" office:value="0.0669832559997303">
                <text:p>0.0669832559997303</text:p>
              </table:table-cell>
              <table:table-cell office:value-type="float" office:value="0.158366095000019">
                <text:p>0.158366095000019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32">
                <text:p>21232</text:p>
              </table:table-cell>
              <table:table-cell office:value-type="float" office:value="0.0666379560007044">
                <text:p>0.0666379560007044</text:p>
              </table:table-cell>
              <table:table-cell office:value-type="float" office:value="0.17184827300116">
                <text:p>0.17184827300116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599">
                <text:p>43599</text:p>
              </table:table-cell>
              <table:table-cell office:value-type="float" office:value="0.0623130210005911">
                <text:p>0.0623130210005911</text:p>
              </table:table-cell>
              <table:table-cell office:value-type="float" office:value="0.148393298999508">
                <text:p>0.14839329899950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59">
                <text:p>8759</text:p>
              </table:table-cell>
              <table:table-cell office:value-type="float" office:value="0.0624704399997427">
                <text:p>0.0624704399997427</text:p>
              </table:table-cell>
              <table:table-cell office:value-type="float" office:value="0.151016154999525">
                <text:p>0.151016154999525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414">
                <text:p>50414</text:p>
              </table:table-cell>
              <table:table-cell office:value-type="float" office:value="0.0631973750005272">
                <text:p>0.0631973750005272</text:p>
              </table:table-cell>
              <table:table-cell office:value-type="float" office:value="0.154292305000126">
                <text:p>0.154292305000126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211">
                <text:p>52211</text:p>
              </table:table-cell>
              <table:table-cell office:value-type="float" office:value="0.0640137400005187">
                <text:p>0.0640137400005187</text:p>
              </table:table-cell>
              <table:table-cell office:value-type="float" office:value="0.151008016999185">
                <text:p>0.151008016999185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21">
                <text:p>29021</text:p>
              </table:table-cell>
              <table:table-cell office:value-type="float" office:value="0.0637331689995335">
                <text:p>0.0637331689995335</text:p>
              </table:table-cell>
              <table:table-cell office:value-type="float" office:value="0.151510009000049">
                <text:p>0.15151000900004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045">
                <text:p>79045</text:p>
              </table:table-cell>
              <table:table-cell office:value-type="float" office:value="0.0634840029997577">
                <text:p>0.0634840029997577</text:p>
              </table:table-cell>
              <table:table-cell office:value-type="float" office:value="0.148669570000493">
                <text:p>0.148669570000493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5896">
                <text:p>625896</text:p>
              </table:table-cell>
              <table:table-cell office:value-type="float" office:value="0.0646572490004473">
                <text:p>0.0646572490004473</text:p>
              </table:table-cell>
              <table:table-cell office:value-type="float" office:value="0.158892497000124">
                <text:p>0.158892497000124</text:p>
              </table:table-cell>
              <table:table-cell office:value-type="float" office:value="1.717">
                <text:p>1.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942">
                <text:p>250942</text:p>
              </table:table-cell>
              <table:table-cell office:value-type="float" office:value="0.0664014670001052">
                <text:p>0.0664014670001052</text:p>
              </table:table-cell>
              <table:table-cell office:value-type="float" office:value="0.148225938999531">
                <text:p>0.148225938999531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724">
                <text:p>47724</text:p>
              </table:table-cell>
              <table:table-cell office:value-type="float" office:value="0.0664838209995651">
                <text:p>0.0664838209995651</text:p>
              </table:table-cell>
              <table:table-cell office:value-type="float" office:value="0.151226706000671">
                <text:p>0.151226706000671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329">
                <text:p>105329</text:p>
              </table:table-cell>
              <table:table-cell office:value-type="float" office:value="0.0688189550000971">
                <text:p>0.0688189550000971</text:p>
              </table:table-cell>
              <table:table-cell office:value-type="float" office:value="0.172241044001566">
                <text:p>0.172241044001566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66">
                <text:p>6866</text:p>
              </table:table-cell>
              <table:table-cell office:value-type="float" office:value="0.0652511250009411">
                <text:p>0.0652511250009411</text:p>
              </table:table-cell>
              <table:table-cell office:value-type="float" office:value="0.152816167999845">
                <text:p>0.152816167999845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48">
                <text:p>30748</text:p>
              </table:table-cell>
              <table:table-cell office:value-type="float" office:value="0.0639480450008705">
                <text:p>0.0639480450008705</text:p>
              </table:table-cell>
              <table:table-cell office:value-type="float" office:value="0.149725938999836">
                <text:p>0.149725938999836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974">
                <text:p>83974</text:p>
              </table:table-cell>
              <table:table-cell office:value-type="float" office:value="0.0621454089996405">
                <text:p>0.0621454089996405</text:p>
              </table:table-cell>
              <table:table-cell office:value-type="float" office:value="0.152318608999849">
                <text:p>0.152318608999849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6895">
                <text:p>116895</text:p>
              </table:table-cell>
              <table:table-cell office:value-type="float" office:value="0.064278664000085">
                <text:p>0.064278664000085</text:p>
              </table:table-cell>
              <table:table-cell office:value-type="float" office:value="0.14957367200077">
                <text:p>0.14957367200077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898">
                <text:p>25898</text:p>
              </table:table-cell>
              <table:table-cell office:value-type="float" office:value="0.0732700539992948">
                <text:p>0.0732700539992948</text:p>
              </table:table-cell>
              <table:table-cell office:value-type="float" office:value="0.147580028000448">
                <text:p>0.147580028000448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623">
                <text:p>49623</text:p>
              </table:table-cell>
              <table:table-cell office:value-type="float" office:value="0.0629427650001162">
                <text:p>0.0629427650001162</text:p>
              </table:table-cell>
              <table:table-cell office:value-type="float" office:value="0.148268789998838">
                <text:p>0.148268789998838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60">
                <text:p>1960</text:p>
              </table:table-cell>
              <table:table-cell office:value-type="float" office:value="0.0632781479998812">
                <text:p>0.0632781479998812</text:p>
              </table:table-cell>
              <table:table-cell office:value-type="float" office:value="0.149683711000762">
                <text:p>0.149683711000762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020">
                <text:p>92020</text:p>
              </table:table-cell>
              <table:table-cell office:value-type="float" office:value="0.0645154220001132">
                <text:p>0.0645154220001132</text:p>
              </table:table-cell>
              <table:table-cell office:value-type="float" office:value="0.151719798999693">
                <text:p>0.151719798999693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618">
                <text:p>21618</text:p>
              </table:table-cell>
              <table:table-cell office:value-type="float" office:value="0.0641260869997495">
                <text:p>0.0641260869997495</text:p>
              </table:table-cell>
              <table:table-cell office:value-type="float" office:value="0.149680634000106">
                <text:p>0.149680634000106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30">
                <text:p>1730</text:p>
              </table:table-cell>
              <table:table-cell office:value-type="float" office:value="0.0635955360012304">
                <text:p>0.0635955360012304</text:p>
              </table:table-cell>
              <table:table-cell office:value-type="float" office:value="0.152837141000418">
                <text:p>0.152837141000418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621118019989808">
                <text:p>0.0621118019989808</text:p>
              </table:table-cell>
              <table:table-cell office:value-type="float" office:value="0.148857750000388">
                <text:p>0.148857750000388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549">
                <text:p>74549</text:p>
              </table:table-cell>
              <table:table-cell office:value-type="float" office:value="0.0663175180015969">
                <text:p>0.0663175180015969</text:p>
              </table:table-cell>
              <table:table-cell office:value-type="float" office:value="0.147612751999986">
                <text:p>0.14761275199998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50">
                <text:p>12050</text:p>
              </table:table-cell>
              <table:table-cell office:value-type="float" office:value="0.0650841079987004">
                <text:p>0.0650841079987004</text:p>
              </table:table-cell>
              <table:table-cell office:value-type="float" office:value="0.149913732999266">
                <text:p>0.149913732999266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4737">
                <text:p>374737</text:p>
              </table:table-cell>
              <table:table-cell office:value-type="float" office:value="0.0626892239997687">
                <text:p>0.0626892239997687</text:p>
              </table:table-cell>
              <table:table-cell office:value-type="float" office:value="0.146662258999641">
                <text:p>0.146662258999641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36">
                <text:p>2436</text:p>
              </table:table-cell>
              <table:table-cell office:value-type="float" office:value="0.0676769639994745">
                <text:p>0.0676769639994745</text:p>
              </table:table-cell>
              <table:table-cell office:value-type="float" office:value="0.149583488999269">
                <text:p>0.149583488999269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63135450000118">
                <text:p>0.063135450000118</text:p>
              </table:table-cell>
              <table:table-cell office:value-type="float" office:value="0.149857780001184">
                <text:p>0.14985778000118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2576">
                <text:p>502576</text:p>
              </table:table-cell>
              <table:table-cell office:value-type="float" office:value="0.0654893690007157">
                <text:p>0.0654893690007157</text:p>
              </table:table-cell>
              <table:table-cell office:value-type="float" office:value="0.148217816000397">
                <text:p>0.148217816000397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906">
                <text:p>84906</text:p>
              </table:table-cell>
              <table:table-cell office:value-type="float" office:value="0.0672151290000329">
                <text:p>0.0672151290000329</text:p>
              </table:table-cell>
              <table:table-cell office:value-type="float" office:value="0.147359729999152">
                <text:p>0.147359729999152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7930">
                <text:p>367930</text:p>
              </table:table-cell>
              <table:table-cell office:value-type="float" office:value="0.0647602440003539">
                <text:p>0.0647602440003539</text:p>
              </table:table-cell>
              <table:table-cell office:value-type="float" office:value="0.153268759999264">
                <text:p>0.153268759999264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247">
                <text:p>306247</text:p>
              </table:table-cell>
              <table:table-cell office:value-type="float" office:value="0.0658937169991987">
                <text:p>0.0658937169991987</text:p>
              </table:table-cell>
              <table:table-cell office:value-type="float" office:value="0.148363229998722">
                <text:p>0.148363229998722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194">
                <text:p>34194</text:p>
              </table:table-cell>
              <table:table-cell office:value-type="float" office:value="0.0634176149997074">
                <text:p>0.0634176149997074</text:p>
              </table:table-cell>
              <table:table-cell office:value-type="float" office:value="0.152464807999422">
                <text:p>0.15246480799942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3756">
                <text:p>723756</text:p>
              </table:table-cell>
              <table:table-cell office:value-type="float" office:value="0.0698623240004963">
                <text:p>0.0698623240004963</text:p>
              </table:table-cell>
              <table:table-cell office:value-type="float" office:value="0.150850011999864">
                <text:p>0.150850011999864</text:p>
              </table:table-cell>
              <table:table-cell office:value-type="float" office:value="2.345">
                <text:p>2.3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">
                <text:p>439</text:p>
              </table:table-cell>
              <table:table-cell office:value-type="float" office:value="0.0683582389992807">
                <text:p>0.0683582389992807</text:p>
              </table:table-cell>
              <table:table-cell office:value-type="float" office:value="0.146811786000399">
                <text:p>0.14681178600039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63">
                <text:p>1863</text:p>
              </table:table-cell>
              <table:table-cell office:value-type="float" office:value="0.0627907439993578">
                <text:p>0.0627907439993578</text:p>
              </table:table-cell>
              <table:table-cell office:value-type="float" office:value="0.149180050000723">
                <text:p>0.149180050000723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21">
                <text:p>4621</text:p>
              </table:table-cell>
              <table:table-cell office:value-type="float" office:value="0.0639625170006184">
                <text:p>0.0639625170006184</text:p>
              </table:table-cell>
              <table:table-cell office:value-type="float" office:value="0.149323022998942">
                <text:p>0.149323022998942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7957">
                <text:p>257957</text:p>
              </table:table-cell>
              <table:table-cell office:value-type="float" office:value="0.0629684749983426">
                <text:p>0.0629684749983426</text:p>
              </table:table-cell>
              <table:table-cell office:value-type="float" office:value="0.148942951000208">
                <text:p>0.148942951000208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191">
                <text:p>55191</text:p>
              </table:table-cell>
              <table:table-cell office:value-type="float" office:value="0.0641609729991615">
                <text:p>0.0641609729991615</text:p>
              </table:table-cell>
              <table:table-cell office:value-type="float" office:value="0.151166962999923">
                <text:p>0.151166962999923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084">
                <text:p>83084</text:p>
              </table:table-cell>
              <table:table-cell office:value-type="float" office:value="0.0636575210010051">
                <text:p>0.0636575210010051</text:p>
              </table:table-cell>
              <table:table-cell office:value-type="float" office:value="0.147813741999926">
                <text:p>0.147813741999926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6047">
                <text:p>606047</text:p>
              </table:table-cell>
              <table:table-cell office:value-type="float" office:value="0.0638068459993519">
                <text:p>0.0638068459993519</text:p>
              </table:table-cell>
              <table:table-cell office:value-type="float" office:value="0.15142872999968">
                <text:p>0.15142872999968</text:p>
              </table:table-cell>
              <table:table-cell office:value-type="float" office:value="1.585">
                <text:p>1.5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858">
                <text:p>31858</text:p>
              </table:table-cell>
              <table:table-cell office:value-type="float" office:value="0.0798513650006498">
                <text:p>0.0798513650006498</text:p>
              </table:table-cell>
              <table:table-cell office:value-type="float" office:value="0.15136248700037">
                <text:p>0.15136248700037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8725">
                <text:p>148725</text:p>
              </table:table-cell>
              <table:table-cell office:value-type="float" office:value="0.0617240039991884">
                <text:p>0.0617240039991884</text:p>
              </table:table-cell>
              <table:table-cell office:value-type="float" office:value="0.152024992999941">
                <text:p>0.1520249929999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262">
                <text:p>36262</text:p>
              </table:table-cell>
              <table:table-cell office:value-type="float" office:value="0.0660383400008868">
                <text:p>0.0660383400008868</text:p>
              </table:table-cell>
              <table:table-cell office:value-type="float" office:value="0.150480615000561">
                <text:p>0.150480615000561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188">
                <text:p>78188</text:p>
              </table:table-cell>
              <table:table-cell office:value-type="float" office:value="0.0641173280000658">
                <text:p>0.0641173280000658</text:p>
              </table:table-cell>
              <table:table-cell office:value-type="float" office:value="0.158653447000688">
                <text:p>0.158653447000688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7572">
                <text:p>117572</text:p>
              </table:table-cell>
              <table:table-cell office:value-type="float" office:value="0.063987816000008">
                <text:p>0.063987816000008</text:p>
              </table:table-cell>
              <table:table-cell office:value-type="float" office:value="0.148893534998933">
                <text:p>0.148893534998933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127">
                <text:p>17127</text:p>
              </table:table-cell>
              <table:table-cell office:value-type="float" office:value="0.063956264000808">
                <text:p>0.063956264000808</text:p>
              </table:table-cell>
              <table:table-cell office:value-type="float" office:value="0.148874249998698">
                <text:p>0.148874249998698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8627">
                <text:p>458627</text:p>
              </table:table-cell>
              <table:table-cell office:value-type="float" office:value="0.0624597759997414">
                <text:p>0.0624597759997414</text:p>
              </table:table-cell>
              <table:table-cell office:value-type="float" office:value="0.148357534999377">
                <text:p>0.148357534999377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761">
                <text:p>15761</text:p>
              </table:table-cell>
              <table:table-cell office:value-type="float" office:value="0.0686827339995944">
                <text:p>0.0686827339995944</text:p>
              </table:table-cell>
              <table:table-cell office:value-type="float" office:value="0.14725074800117">
                <text:p>0.14725074800117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6283">
                <text:p>136283</text:p>
              </table:table-cell>
              <table:table-cell office:value-type="float" office:value="0.0665921270010585">
                <text:p>0.0665921270010585</text:p>
              </table:table-cell>
              <table:table-cell office:value-type="float" office:value="0.167526366001766">
                <text:p>0.167526366001766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">
                <text:p>127</text:p>
              </table:table-cell>
              <table:table-cell office:value-type="float" office:value="0.0652625509992504">
                <text:p>0.0652625509992504</text:p>
              </table:table-cell>
              <table:table-cell office:value-type="float" office:value="0.154177553000409">
                <text:p>0.154177553000409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8411">
                <text:p>398411</text:p>
              </table:table-cell>
              <table:table-cell office:value-type="float" office:value="0.0631620490003115">
                <text:p>0.0631620490003115</text:p>
              </table:table-cell>
              <table:table-cell office:value-type="float" office:value="0.148972955999852">
                <text:p>0.148972955999852</text:p>
              </table:table-cell>
              <table:table-cell office:value-type="float" office:value="1.341">
                <text:p>1.3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02">
                <text:p>5502</text:p>
              </table:table-cell>
              <table:table-cell office:value-type="float" office:value="0.0673339830009354">
                <text:p>0.0673339830009354</text:p>
              </table:table-cell>
              <table:table-cell office:value-type="float" office:value="0.148807259000023">
                <text:p>0.148807259000023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621">
                <text:p>32621</text:p>
              </table:table-cell>
              <table:table-cell office:value-type="float" office:value="0.0631805819994042">
                <text:p>0.0631805819994042</text:p>
              </table:table-cell>
              <table:table-cell office:value-type="float" office:value="0.148827072998756">
                <text:p>0.148827072998756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2355">
                <text:p>342355</text:p>
              </table:table-cell>
              <table:table-cell office:value-type="float" office:value="0.0642660270004853">
                <text:p>0.0642660270004853</text:p>
              </table:table-cell>
              <table:table-cell office:value-type="float" office:value="0.146961234999253">
                <text:p>0.14696123499925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6635">
                <text:p>206635</text:p>
              </table:table-cell>
              <table:table-cell office:value-type="float" office:value="0.0664298060000874">
                <text:p>0.0664298060000874</text:p>
              </table:table-cell>
              <table:table-cell office:value-type="float" office:value="0.149936402000094">
                <text:p>0.149936402000094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539">
                <text:p>88539</text:p>
              </table:table-cell>
              <table:table-cell office:value-type="float" office:value="0.0647646259985777">
                <text:p>0.0647646259985777</text:p>
              </table:table-cell>
              <table:table-cell office:value-type="float" office:value="0.14697240500027">
                <text:p>0.1469724050002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953">
                <text:p>50953</text:p>
              </table:table-cell>
              <table:table-cell office:value-type="float" office:value="0.0643649339999683">
                <text:p>0.0643649339999683</text:p>
              </table:table-cell>
              <table:table-cell office:value-type="float" office:value="0.148361489998933">
                <text:p>0.148361489998933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8847">
                <text:p>128847</text:p>
              </table:table-cell>
              <table:table-cell office:value-type="float" office:value="0.0671719619986106">
                <text:p>0.0671719619986106</text:p>
              </table:table-cell>
              <table:table-cell office:value-type="float" office:value="0.150691553999423">
                <text:p>0.15069155399942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028">
                <text:p>64028</text:p>
              </table:table-cell>
              <table:table-cell office:value-type="float" office:value="0.0634918710002239">
                <text:p>0.0634918710002239</text:p>
              </table:table-cell>
              <table:table-cell office:value-type="float" office:value="0.150308678999863">
                <text:p>0.150308678999863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2968">
                <text:p>532968</text:p>
              </table:table-cell>
              <table:table-cell office:value-type="float" office:value="0.0626819959998102">
                <text:p>0.0626819959998102</text:p>
              </table:table-cell>
              <table:table-cell office:value-type="float" office:value="0.149914105000789">
                <text:p>0.149914105000789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50641">
                <text:p>1150641</text:p>
              </table:table-cell>
              <table:table-cell office:value-type="float" office:value="0.068168608000633">
                <text:p>0.068168608000633</text:p>
              </table:table-cell>
              <table:table-cell office:value-type="float" office:value="0.148705122999672">
                <text:p>0.148705122999672</text:p>
              </table:table-cell>
              <table:table-cell office:value-type="float" office:value="3.065">
                <text:p>3.0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886">
                <text:p>13886</text:p>
              </table:table-cell>
              <table:table-cell office:value-type="float" office:value="0.0695671230005246">
                <text:p>0.0695671230005246</text:p>
              </table:table-cell>
              <table:table-cell office:value-type="float" office:value="0.168267057000776">
                <text:p>0.168267057000776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04">
                <text:p>2504</text:p>
              </table:table-cell>
              <table:table-cell office:value-type="float" office:value="0.0625954260012804">
                <text:p>0.0625954260012804</text:p>
              </table:table-cell>
              <table:table-cell office:value-type="float" office:value="0.150570748999598">
                <text:p>0.150570748999598</text:p>
              </table:table-cell>
              <table:table-cell office:value-type="float" office:value="0.395">
                <text:p>0.3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4253">
                <text:p>304253</text:p>
              </table:table-cell>
              <table:table-cell office:value-type="float" office:value="0.064909713999441">
                <text:p>0.064909713999441</text:p>
              </table:table-cell>
              <table:table-cell office:value-type="float" office:value="0.147690380999848">
                <text:p>0.147690380999848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7647">
                <text:p>577647</text:p>
              </table:table-cell>
              <table:table-cell office:value-type="float" office:value="0.066413515000022">
                <text:p>0.066413515000022</text:p>
              </table:table-cell>
              <table:table-cell office:value-type="float" office:value="0.14983414299968">
                <text:p>0.14983414299968</text:p>
              </table:table-cell>
              <table:table-cell office:value-type="float" office:value="1.408">
                <text:p>1.4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6">
                <text:p>186</text:p>
              </table:table-cell>
              <table:table-cell office:value-type="float" office:value="0.0663435980004579">
                <text:p>0.0663435980004579</text:p>
              </table:table-cell>
              <table:table-cell office:value-type="float" office:value="0.148736465000184">
                <text:p>0.148736465000184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27">
                <text:p>5627</text:p>
              </table:table-cell>
              <table:table-cell office:value-type="float" office:value="0.0641713309996703">
                <text:p>0.0641713309996703</text:p>
              </table:table-cell>
              <table:table-cell office:value-type="float" office:value="0.1502785520006">
                <text:p>0.1502785520006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4761">
                <text:p>144761</text:p>
              </table:table-cell>
              <table:table-cell office:value-type="float" office:value="0.0632656589987164">
                <text:p>0.0632656589987164</text:p>
              </table:table-cell>
              <table:table-cell office:value-type="float" office:value="0.148449188000086">
                <text:p>0.148449188000086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64">
                <text:p>7564</text:p>
              </table:table-cell>
              <table:table-cell office:value-type="float" office:value="0.0667524519994913">
                <text:p>0.0667524519994913</text:p>
              </table:table-cell>
              <table:table-cell office:value-type="float" office:value="0.165805700000419">
                <text:p>0.165805700000419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83">
                <text:p>4483</text:p>
              </table:table-cell>
              <table:table-cell office:value-type="float" office:value="0.0785575440004322">
                <text:p>0.0785575440004322</text:p>
              </table:table-cell>
              <table:table-cell office:value-type="float" office:value="0.157557403001192">
                <text:p>0.157557403001192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344">
                <text:p>10344</text:p>
              </table:table-cell>
              <table:table-cell office:value-type="float" office:value="0.0631266429991229">
                <text:p>0.0631266429991229</text:p>
              </table:table-cell>
              <table:table-cell office:value-type="float" office:value="0.152960983999947">
                <text:p>0.15296098399994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4798">
                <text:p>214798</text:p>
              </table:table-cell>
              <table:table-cell office:value-type="float" office:value="0.0626701760011201">
                <text:p>0.0626701760011201</text:p>
              </table:table-cell>
              <table:table-cell office:value-type="float" office:value="0.155144867001582">
                <text:p>0.155144867001582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26">
                <text:p>10226</text:p>
              </table:table-cell>
              <table:table-cell office:value-type="float" office:value="0.0668690010006685">
                <text:p>0.0668690010006685</text:p>
              </table:table-cell>
              <table:table-cell office:value-type="float" office:value="0.154146004999348">
                <text:p>0.154146004999348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7629">
                <text:p>107629</text:p>
              </table:table-cell>
              <table:table-cell office:value-type="float" office:value="0.0636571650011319">
                <text:p>0.0636571650011319</text:p>
              </table:table-cell>
              <table:table-cell office:value-type="float" office:value="0.15043234499899">
                <text:p>0.15043234499899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269">
                <text:p>14269</text:p>
              </table:table-cell>
              <table:table-cell office:value-type="float" office:value="0.0689467019983567">
                <text:p>0.0689467019983567</text:p>
              </table:table-cell>
              <table:table-cell office:value-type="float" office:value="0.155579247999413">
                <text:p>0.155579247999413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3657">
                <text:p>173657</text:p>
              </table:table-cell>
              <table:table-cell office:value-type="float" office:value="0.0663438500014308">
                <text:p>0.0663438500014308</text:p>
              </table:table-cell>
              <table:table-cell office:value-type="float" office:value="0.148191038000732">
                <text:p>0.148191038000732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761">
                <text:p>66761</text:p>
              </table:table-cell>
              <table:table-cell office:value-type="float" office:value="0.0634900069999276">
                <text:p>0.0634900069999276</text:p>
              </table:table-cell>
              <table:table-cell office:value-type="float" office:value="0.146560874998613">
                <text:p>0.14656087499861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332">
                <text:p>90332</text:p>
              </table:table-cell>
              <table:table-cell office:value-type="float" office:value="0.0648055050005496">
                <text:p>0.0648055050005496</text:p>
              </table:table-cell>
              <table:table-cell office:value-type="float" office:value="0.151119256999664">
                <text:p>0.151119256999664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84">
                <text:p>1584</text:p>
              </table:table-cell>
              <table:table-cell office:value-type="float" office:value="0.0644694000002346">
                <text:p>0.0644694000002346</text:p>
              </table:table-cell>
              <table:table-cell office:value-type="float" office:value="0.151390851999167">
                <text:p>0.151390851999167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47588">
                <text:p>1347588</text:p>
              </table:table-cell>
              <table:table-cell office:value-type="float" office:value="0.0656614159997844">
                <text:p>0.0656614159997844</text:p>
              </table:table-cell>
              <table:table-cell office:value-type="float" office:value="0.149261941000077">
                <text:p>0.149261941000077</text:p>
              </table:table-cell>
              <table:table-cell office:value-type="float" office:value="3.162">
                <text:p>3.1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0527">
                <text:p>670527</text:p>
              </table:table-cell>
              <table:table-cell office:value-type="float" office:value="0.0685993639999651">
                <text:p>0.0685993639999651</text:p>
              </table:table-cell>
              <table:table-cell office:value-type="float" office:value="0.147720394001226">
                <text:p>0.147720394001226</text:p>
              </table:table-cell>
              <table:table-cell office:value-type="float" office:value="2.379">
                <text:p>2.3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274">
                <text:p>16274</text:p>
              </table:table-cell>
              <table:table-cell office:value-type="float" office:value="0.0719054429991957">
                <text:p>0.0719054429991957</text:p>
              </table:table-cell>
              <table:table-cell office:value-type="float" office:value="0.163864230999025">
                <text:p>0.163864230999025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0049">
                <text:p>870049</text:p>
              </table:table-cell>
              <table:table-cell office:value-type="float" office:value="0.0663218159988901">
                <text:p>0.0663218159988901</text:p>
              </table:table-cell>
              <table:table-cell office:value-type="float" office:value="0.152157554999576">
                <text:p>0.152157554999576</text:p>
              </table:table-cell>
              <table:table-cell office:value-type="float" office:value="2.349">
                <text:p>2.3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2834">
                <text:p>222834</text:p>
              </table:table-cell>
              <table:table-cell office:value-type="float" office:value="0.0704827120007394">
                <text:p>0.0704827120007394</text:p>
              </table:table-cell>
              <table:table-cell office:value-type="float" office:value="0.151120202999664">
                <text:p>0.151120202999664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2154">
                <text:p>222154</text:p>
              </table:table-cell>
              <table:table-cell office:value-type="float" office:value="0.0646177430007811">
                <text:p>0.0646177430007811</text:p>
              </table:table-cell>
              <table:table-cell office:value-type="float" office:value="0.14940689100149">
                <text:p>0.14940689100149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4142">
                <text:p>354142</text:p>
              </table:table-cell>
              <table:table-cell office:value-type="float" office:value="0.0666653280004539">
                <text:p>0.0666653280004539</text:p>
              </table:table-cell>
              <table:table-cell office:value-type="float" office:value="0.150041717000931">
                <text:p>0.15004171700093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4670">
                <text:p>64670</text:p>
              </table:table-cell>
              <table:table-cell office:value-type="float" office:value="0.0667462530000194">
                <text:p>0.0667462530000194</text:p>
              </table:table-cell>
              <table:table-cell office:value-type="float" office:value="0.148999576000278">
                <text:p>0.148999576000278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911">
                <text:p>18911</text:p>
              </table:table-cell>
              <table:table-cell office:value-type="float" office:value="0.0629737819999718">
                <text:p>0.0629737819999718</text:p>
              </table:table-cell>
              <table:table-cell office:value-type="float" office:value="0.152578649998759">
                <text:p>0.152578649998759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66">
                <text:p>3966</text:p>
              </table:table-cell>
              <table:table-cell office:value-type="float" office:value="0.0635030819994427">
                <text:p>0.0635030819994427</text:p>
              </table:table-cell>
              <table:table-cell office:value-type="float" office:value="0.148825491000025">
                <text:p>0.148825491000025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9411">
                <text:p>209411</text:p>
              </table:table-cell>
              <table:table-cell office:value-type="float" office:value="0.0629815439988306">
                <text:p>0.0629815439988306</text:p>
              </table:table-cell>
              <table:table-cell office:value-type="float" office:value="0.150404957001229">
                <text:p>0.150404957001229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9032">
                <text:p>379032</text:p>
              </table:table-cell>
              <table:table-cell office:value-type="float" office:value="0.0642817829993874">
                <text:p>0.0642817829993874</text:p>
              </table:table-cell>
              <table:table-cell office:value-type="float" office:value="0.148881499000709">
                <text:p>0.148881499000709</text:p>
              </table:table-cell>
              <table:table-cell office:value-type="float" office:value="1.381">
                <text:p>1.3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20">
                <text:p>20020</text:p>
              </table:table-cell>
              <table:table-cell office:value-type="float" office:value="0.0660902710005757">
                <text:p>0.0660902710005757</text:p>
              </table:table-cell>
              <table:table-cell office:value-type="float" office:value="0.158190148998983">
                <text:p>0.158190148998983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309">
                <text:p>19309</text:p>
              </table:table-cell>
              <table:table-cell office:value-type="float" office:value="0.0625923999996303">
                <text:p>0.0625923999996303</text:p>
              </table:table-cell>
              <table:table-cell office:value-type="float" office:value="0.152553426998566">
                <text:p>0.152553426998566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">
                <text:p>147</text:p>
              </table:table-cell>
              <table:table-cell office:value-type="float" office:value="0.0658540179992997">
                <text:p>0.0658540179992997</text:p>
              </table:table-cell>
              <table:table-cell office:value-type="float" office:value="0.153814527000577">
                <text:p>0.153814527000577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556">
                <text:p>62556</text:p>
              </table:table-cell>
              <table:table-cell office:value-type="float" office:value="0.0619605960000627">
                <text:p>0.0619605960000627</text:p>
              </table:table-cell>
              <table:table-cell office:value-type="float" office:value="0.150350599000376">
                <text:p>0.150350599000376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819">
                <text:p>8819</text:p>
              </table:table-cell>
              <table:table-cell office:value-type="float" office:value="0.0641045140000642">
                <text:p>0.0641045140000642</text:p>
              </table:table-cell>
              <table:table-cell office:value-type="float" office:value="0.149506314999599">
                <text:p>0.149506314999599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086">
                <text:p>67086</text:p>
              </table:table-cell>
              <table:table-cell office:value-type="float" office:value="0.0630240370010142">
                <text:p>0.0630240370010142</text:p>
              </table:table-cell>
              <table:table-cell office:value-type="float" office:value="0.153479821001383">
                <text:p>0.153479821001383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19">
                <text:p>9019</text:p>
              </table:table-cell>
              <table:table-cell office:value-type="float" office:value="0.0630568619999394">
                <text:p>0.0630568619999394</text:p>
              </table:table-cell>
              <table:table-cell office:value-type="float" office:value="0.148392523999064">
                <text:p>0.148392523999064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758">
                <text:p>85.7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2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